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DB16D684671DD303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8" style:family="table-cell" style:parent-style-name="Default">
      <style:table-cell-properties fo:background-color="#ffffa6" style:text-align-source="fix" style:repeat-content="false" fo:border="0.06pt solid #000000"/>
      <style:paragraph-properties fo:text-align="end" fo:margin-left="0cm"/>
      <style:text-properties style:font-name="Calibri" fo:font-size="12pt" style:font-size-asian="12pt" style:font-size-complex="12pt"/>
    </style:style>
    <style:style style:name="ce9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fo:background-color="#e0c2cd" style:text-align-source="fix" style:repeat-content="false" fo:border="0.06pt solid #000000"/>
      <style:paragraph-properties fo:text-align="end" fo:margin-left="0cm"/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2" style:family="table-cell" style:parent-style-name="Default">
      <style:table-cell-properties fo:background-color="#ffa6a6" style:text-align-source="fix" style:repeat-content="false" fo:border="0.06pt solid #000000"/>
      <style:paragraph-properties fo:text-align="end" fo:margin-left="0cm"/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Calibri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5.231cm" svg:y="2.675cm">
            <draw:object draw:notify-on-update-of-ranges="Sheet1.A6:Sheet1.A6 Sheet1.A7:Sheet1.A87 Sheet1.B6:Sheet1.B6 Sheet1.B7:Sheet1.B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ce1"/>
        <table:table-column table:style-name="co1" table:number-columns-repeated="960" table:default-cell-style-name="ce14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Y=3/(x-4)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office:value-type="float" office:value="-5" calcext:value-type="float">
            <text:p>-5</text:p>
          </table:table-cell>
          <table:table-cell table:style-name="ce4" table:formula="of:=3/([.A7]-4)" office:value-type="float" office:value="-0.333333333333333" calcext:value-type="float">
            <text:p>-0,333333333333333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7]+0.125" office:value-type="float" office:value="-4.875" calcext:value-type="float">
            <text:p>-4,875</text:p>
          </table:table-cell>
          <table:table-cell table:style-name="ce4" table:formula="of:=3/([.A8]-4)" office:value-type="float" office:value="-0.338028169014084" calcext:value-type="float">
            <text:p>-0,338028169014084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8]+0.125" office:value-type="float" office:value="-4.75" calcext:value-type="float">
            <text:p>-4,75</text:p>
          </table:table-cell>
          <table:table-cell table:style-name="ce4" table:formula="of:=3/([.A9]-4)" office:value-type="float" office:value="-0.342857142857143" calcext:value-type="float">
            <text:p>-0,342857142857143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9]+0.125" office:value-type="float" office:value="-4.625" calcext:value-type="float">
            <text:p>-4,625</text:p>
          </table:table-cell>
          <table:table-cell table:style-name="ce4" table:formula="of:=3/([.A10]-4)" office:value-type="float" office:value="-0.347826086956522" calcext:value-type="float">
            <text:p>-0,347826086956522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10]+0.125" office:value-type="float" office:value="-4.5" calcext:value-type="float">
            <text:p>-4,5</text:p>
          </table:table-cell>
          <table:table-cell table:style-name="ce4" table:formula="of:=3/([.A11]-4)" office:value-type="float" office:value="-0.352941176470588" calcext:value-type="float">
            <text:p>-0,352941176470588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11]+0.125" office:value-type="float" office:value="-4.375" calcext:value-type="float">
            <text:p>-4,375</text:p>
          </table:table-cell>
          <table:table-cell table:style-name="ce4" table:formula="of:=3/([.A12]-4)" office:value-type="float" office:value="-0.358208955223881" calcext:value-type="float">
            <text:p>-0,358208955223881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12]+0.125" office:value-type="float" office:value="-4.25" calcext:value-type="float">
            <text:p>-4,25</text:p>
          </table:table-cell>
          <table:table-cell table:style-name="ce4" table:formula="of:=3/([.A13]-4)" office:value-type="float" office:value="-0.363636363636364" calcext:value-type="float">
            <text:p>-0,363636363636364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13]+0.125" office:value-type="float" office:value="-4.125" calcext:value-type="float">
            <text:p>-4,125</text:p>
          </table:table-cell>
          <table:table-cell table:style-name="ce4" table:formula="of:=3/([.A14]-4)" office:value-type="float" office:value="-0.369230769230769" calcext:value-type="float">
            <text:p>-0,369230769230769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14]+0.125" office:value-type="float" office:value="-4" calcext:value-type="float">
            <text:p>-4</text:p>
          </table:table-cell>
          <table:table-cell table:style-name="ce4" table:formula="of:=3/([.A15]-4)" office:value-type="float" office:value="-0.375" calcext:value-type="float">
            <text:p>-0,375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15]+0.125" office:value-type="float" office:value="-3.875" calcext:value-type="float">
            <text:p>-3,875</text:p>
          </table:table-cell>
          <table:table-cell table:style-name="ce4" table:formula="of:=3/([.A16]-4)" office:value-type="float" office:value="-0.380952380952381" calcext:value-type="float">
            <text:p>-0,380952380952381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16]+0.125" office:value-type="float" office:value="-3.75" calcext:value-type="float">
            <text:p>-3,75</text:p>
          </table:table-cell>
          <table:table-cell table:style-name="ce4" table:formula="of:=3/([.A17]-4)" office:value-type="float" office:value="-0.387096774193548" calcext:value-type="float">
            <text:p>-0,387096774193548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17]+0.125" office:value-type="float" office:value="-3.625" calcext:value-type="float">
            <text:p>-3,625</text:p>
          </table:table-cell>
          <table:table-cell table:style-name="ce4" table:formula="of:=3/([.A18]-4)" office:value-type="float" office:value="-0.39344262295082" calcext:value-type="float">
            <text:p>-0,39344262295082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18]+0.125" office:value-type="float" office:value="-3.5" calcext:value-type="float">
            <text:p>-3,5</text:p>
          </table:table-cell>
          <table:table-cell table:style-name="ce4" table:formula="of:=3/([.A19]-4)" office:value-type="float" office:value="-0.4" calcext:value-type="float">
            <text:p>-0,4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19]+0.125" office:value-type="float" office:value="-3.375" calcext:value-type="float">
            <text:p>-3,375</text:p>
          </table:table-cell>
          <table:table-cell table:style-name="ce4" table:formula="of:=3/([.A20]-4)" office:value-type="float" office:value="-0.406779661016949" calcext:value-type="float">
            <text:p>-0,406779661016949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20]+0.125" office:value-type="float" office:value="-3.25" calcext:value-type="float">
            <text:p>-3,25</text:p>
          </table:table-cell>
          <table:table-cell table:style-name="ce4" table:formula="of:=3/([.A21]-4)" office:value-type="float" office:value="-0.413793103448276" calcext:value-type="float">
            <text:p>-0,413793103448276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21]+0.125" office:value-type="float" office:value="-3.125" calcext:value-type="float">
            <text:p>-3,125</text:p>
          </table:table-cell>
          <table:table-cell table:style-name="ce4" table:formula="of:=3/([.A22]-4)" office:value-type="float" office:value="-0.421052631578947" calcext:value-type="float">
            <text:p>-0,421052631578947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22]+0.125" office:value-type="float" office:value="-3" calcext:value-type="float">
            <text:p>-3</text:p>
          </table:table-cell>
          <table:table-cell table:style-name="ce4" table:formula="of:=3/([.A23]-4)" office:value-type="float" office:value="-0.428571428571429" calcext:value-type="float">
            <text:p>-0,428571428571429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23]+0.125" office:value-type="float" office:value="-2.875" calcext:value-type="float">
            <text:p>-2,875</text:p>
          </table:table-cell>
          <table:table-cell table:style-name="ce4" table:formula="of:=3/([.A24]-4)" office:value-type="float" office:value="-0.436363636363636" calcext:value-type="float">
            <text:p>-0,436363636363636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24]+0.125" office:value-type="float" office:value="-2.75" calcext:value-type="float">
            <text:p>-2,75</text:p>
          </table:table-cell>
          <table:table-cell table:style-name="ce4" table:formula="of:=3/([.A25]-4)" office:value-type="float" office:value="-0.444444444444444" calcext:value-type="float">
            <text:p>-0,444444444444444</text:p>
          </table:table-cell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table:formula="of:=[.A25]+0.125" office:value-type="float" office:value="-2.625" calcext:value-type="float">
            <text:p>-2,625</text:p>
          </table:table-cell>
          <table:table-cell table:style-name="ce4" table:formula="of:=3/([.A26]-4)" office:value-type="float" office:value="-0.452830188679245" calcext:value-type="float">
            <text:p>-0,452830188679245</text:p>
          </table:table-cell>
          <table:table-cell/>
          <table:table-cell table:style-name="ce6" office:value-type="string" calcext:value-type="string" table:number-columns-spanned="3" table:number-rows-spanned="1">
            <text:p>A 4 venendo da sinistra</text:p>
          </table:table-cell>
          <table:covered-table-cell table:number-columns-repeated="2"/>
          <table:table-cell/>
          <table:table-cell table:style-name="ce13" office:value-type="string" calcext:value-type="string" table:number-columns-spanned="3" table:number-rows-spanned="1">
            <text:p>A 4 venendo da sinistra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4" table:formula="of:=[.A26]+0.125" office:value-type="float" office:value="-2.5" calcext:value-type="float">
            <text:p>-2,5</text:p>
          </table:table-cell>
          <table:table-cell table:style-name="ce4" table:formula="of:=3/([.A27]-4)" office:value-type="float" office:value="-0.461538461538462" calcext:value-type="float">
            <text:p>-0,461538461538462</text:p>
          </table:table-cell>
          <table:table-cell table:number-columns-repeated="1022"/>
        </table:table-row>
        <table:table-row table:style-name="ro1">
          <table:table-cell table:style-name="ce4" table:formula="of:=[.A27]+0.125" office:value-type="float" office:value="-2.375" calcext:value-type="float">
            <text:p>-2,375</text:p>
          </table:table-cell>
          <table:table-cell table:style-name="ce4" table:formula="of:=3/([.A28]-4)" office:value-type="float" office:value="-0.470588235294118" calcext:value-type="float">
            <text:p>-0,470588235294118</text:p>
          </table:table-cell>
          <table:table-cell/>
          <table:table-cell table:style-name="ce7" office:value-type="string" calcext:value-type="string">
            <text:p>passo</text:p>
          </table:table-cell>
          <table:table-cell table:style-name="ce9" office:value-type="string" calcext:value-type="string">
            <text:p>x</text:p>
          </table:table-cell>
          <table:table-cell table:style-name="ce11" office:value-type="string" calcext:value-type="string">
            <text:p>f(x)</text:p>
          </table:table-cell>
          <table:table-cell/>
          <table:table-cell table:style-name="ce7" office:value-type="string" calcext:value-type="string">
            <text:p>passo</text:p>
          </table:table-cell>
          <table:table-cell table:style-name="ce9" office:value-type="string" calcext:value-type="string">
            <text:p>x</text:p>
          </table:table-cell>
          <table:table-cell table:style-name="ce11" office:value-type="string" calcext:value-type="string">
            <text:p>f(x)</text:p>
          </table:table-cell>
          <table:table-cell table:number-columns-repeated="1014"/>
        </table:table-row>
        <table:table-row table:style-name="ro1">
          <table:table-cell table:style-name="ce4" table:formula="of:=[.A28]+0.125" office:value-type="float" office:value="-2.25" calcext:value-type="float">
            <text:p>-2,25</text:p>
          </table:table-cell>
          <table:table-cell table:style-name="ce4" table:formula="of:=3/([.A29]-4)" office:value-type="float" office:value="-0.48" calcext:value-type="float">
            <text:p>-0,48</text:p>
          </table:table-cell>
          <table:table-cell/>
          <table:table-cell table:style-name="ce2"/>
          <table:table-cell table:style-name="ce10" office:value-type="float" office:value="3.8" calcext:value-type="float">
            <text:p>3,8</text:p>
          </table:table-cell>
          <table:table-cell table:style-name="ce12" table:formula="of:=3/([.E29]-4)" office:value-type="float" office:value="-15" calcext:value-type="float">
            <text:p>-15</text:p>
          </table:table-cell>
          <table:table-cell/>
          <table:table-cell table:style-name="ce2"/>
          <table:table-cell table:style-name="ce10" office:value-type="float" office:value="4.2" calcext:value-type="float">
            <text:p>4,2</text:p>
          </table:table-cell>
          <table:table-cell table:style-name="ce12" table:formula="of:=3/([.I29]-4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" table:formula="of:=[.A29]+0.125" office:value-type="float" office:value="-2.125" calcext:value-type="float">
            <text:p>-2,125</text:p>
          </table:table-cell>
          <table:table-cell table:style-name="ce4" table:formula="of:=3/([.A30]-4)" office:value-type="float" office:value="-0.489795918367347" calcext:value-type="float">
            <text:p>-0,489795918367347</text:p>
          </table:table-cell>
          <table:table-cell/>
          <table:table-cell table:style-name="ce8" office:value-type="float" office:value="0.1" calcext:value-type="float">
            <text:p>0,1</text:p>
          </table:table-cell>
          <table:table-cell table:style-name="ce10" table:formula="of:=[.E29]+[.D30]" office:value-type="float" office:value="3.9" calcext:value-type="float">
            <text:p>3,9</text:p>
          </table:table-cell>
          <table:table-cell table:style-name="ce12" table:formula="of:=3/([.E30]-4)" office:value-type="float" office:value="-30" calcext:value-type="float">
            <text:p>-30</text:p>
          </table:table-cell>
          <table:table-cell/>
          <table:table-cell table:style-name="ce8" office:value-type="float" office:value="0.1" calcext:value-type="float">
            <text:p>0,1</text:p>
          </table:table-cell>
          <table:table-cell table:style-name="ce10" table:formula="of:=[.I29]-[.H30]" office:value-type="float" office:value="4.1" calcext:value-type="float">
            <text:p>4,1</text:p>
          </table:table-cell>
          <table:table-cell table:style-name="ce12" table:formula="of:=3/([.I30]-4)" office:value-type="float" office:value="29.9999999999998" calcext:value-type="float">
            <text:p>29,9999999999998</text:p>
          </table:table-cell>
          <table:table-cell table:number-columns-repeated="1014"/>
        </table:table-row>
        <table:table-row table:style-name="ro1">
          <table:table-cell table:style-name="ce4" table:formula="of:=[.A30]+0.125" office:value-type="float" office:value="-2" calcext:value-type="float">
            <text:p>-2</text:p>
          </table:table-cell>
          <table:table-cell table:style-name="ce4" table:formula="of:=3/([.A31]-4)" office:value-type="float" office:value="-0.5" calcext:value-type="float">
            <text:p>-0,5</text:p>
          </table:table-cell>
          <table:table-cell/>
          <table:table-cell table:style-name="ce8" table:formula="of:=[.D30]/2" office:value-type="float" office:value="0.05" calcext:value-type="float">
            <text:p>0,05</text:p>
          </table:table-cell>
          <table:table-cell table:style-name="ce10" table:formula="of:=[.E30]+[.D31]" office:value-type="float" office:value="3.95" calcext:value-type="float">
            <text:p>3,95</text:p>
          </table:table-cell>
          <table:table-cell table:style-name="ce12" table:formula="of:=3/([.E31]-4)" office:value-type="float" office:value="-59.9999999999997" calcext:value-type="float">
            <text:p>-59,9999999999997</text:p>
          </table:table-cell>
          <table:table-cell/>
          <table:table-cell table:style-name="ce8" table:formula="of:=[.H30]/2" office:value-type="float" office:value="0.05" calcext:value-type="float">
            <text:p>0,05</text:p>
          </table:table-cell>
          <table:table-cell table:style-name="ce10" table:formula="of:=[.I30]-[.H31]" office:value-type="float" office:value="4.05" calcext:value-type="float">
            <text:p>4,05</text:p>
          </table:table-cell>
          <table:table-cell table:style-name="ce12" table:formula="of:=3/([.I31]-4)" office:value-type="float" office:value="59.9999999999992" calcext:value-type="float">
            <text:p>59,9999999999992</text:p>
          </table:table-cell>
          <table:table-cell table:number-columns-repeated="1014"/>
        </table:table-row>
        <table:table-row table:style-name="ro1">
          <table:table-cell table:style-name="ce4" table:formula="of:=[.A31]+0.125" office:value-type="float" office:value="-1.875" calcext:value-type="float">
            <text:p>-1,875</text:p>
          </table:table-cell>
          <table:table-cell table:style-name="ce4" table:formula="of:=3/([.A32]-4)" office:value-type="float" office:value="-0.51063829787234" calcext:value-type="float">
            <text:p>-0,51063829787234</text:p>
          </table:table-cell>
          <table:table-cell/>
          <table:table-cell table:style-name="ce8" table:formula="of:=[.D31]/2" office:value-type="float" office:value="0.025" calcext:value-type="float">
            <text:p>0,025</text:p>
          </table:table-cell>
          <table:table-cell table:style-name="ce10" table:formula="of:=[.E31]+[.D32]" office:value-type="float" office:value="3.975" calcext:value-type="float">
            <text:p>3,975</text:p>
          </table:table-cell>
          <table:table-cell table:style-name="ce12" table:formula="of:=3/([.E32]-4)" office:value-type="float" office:value="-119.999999999998" calcext:value-type="float">
            <text:p>-119,999999999998</text:p>
          </table:table-cell>
          <table:table-cell/>
          <table:table-cell table:style-name="ce8" table:formula="of:=[.H31]/2" office:value-type="float" office:value="0.025" calcext:value-type="float">
            <text:p>0,025</text:p>
          </table:table-cell>
          <table:table-cell table:style-name="ce10" table:formula="of:=[.I31]-[.H32]" office:value-type="float" office:value="4.025" calcext:value-type="float">
            <text:p>4,025</text:p>
          </table:table-cell>
          <table:table-cell table:style-name="ce12" table:formula="of:=3/([.I32]-4)" office:value-type="float" office:value="119.999999999998" calcext:value-type="float">
            <text:p>119,999999999998</text:p>
          </table:table-cell>
          <table:table-cell table:number-columns-repeated="1014"/>
        </table:table-row>
        <table:table-row table:style-name="ro1">
          <table:table-cell table:style-name="ce4" table:formula="of:=[.A32]+0.125" office:value-type="float" office:value="-1.75" calcext:value-type="float">
            <text:p>-1,75</text:p>
          </table:table-cell>
          <table:table-cell table:style-name="ce4" table:formula="of:=3/([.A33]-4)" office:value-type="float" office:value="-0.521739130434783" calcext:value-type="float">
            <text:p>-0,521739130434783</text:p>
          </table:table-cell>
          <table:table-cell/>
          <table:table-cell table:style-name="ce8" table:formula="of:=[.D32]/2" office:value-type="float" office:value="0.0125" calcext:value-type="float">
            <text:p>0,0125</text:p>
          </table:table-cell>
          <table:table-cell table:style-name="ce10" table:formula="of:=[.E32]+[.D33]" office:value-type="float" office:value="3.9875" calcext:value-type="float">
            <text:p>3,9875</text:p>
          </table:table-cell>
          <table:table-cell table:style-name="ce12" table:formula="of:=3/([.E33]-4)" office:value-type="float" office:value="-239.999999999997" calcext:value-type="float">
            <text:p>-239,999999999997</text:p>
          </table:table-cell>
          <table:table-cell/>
          <table:table-cell table:style-name="ce8" table:formula="of:=[.H32]/2" office:value-type="float" office:value="0.0125" calcext:value-type="float">
            <text:p>0,0125</text:p>
          </table:table-cell>
          <table:table-cell table:style-name="ce10" table:formula="of:=[.I32]-[.H33]" office:value-type="float" office:value="4.0125" calcext:value-type="float">
            <text:p>4,0125</text:p>
          </table:table-cell>
          <table:table-cell table:style-name="ce12" table:formula="of:=3/([.I33]-4)" office:value-type="float" office:value="239.999999999997" calcext:value-type="float">
            <text:p>239,999999999997</text:p>
          </table:table-cell>
          <table:table-cell table:number-columns-repeated="1014"/>
        </table:table-row>
        <table:table-row table:style-name="ro1">
          <table:table-cell table:style-name="ce4" table:formula="of:=[.A33]+0.125" office:value-type="float" office:value="-1.625" calcext:value-type="float">
            <text:p>-1,625</text:p>
          </table:table-cell>
          <table:table-cell table:style-name="ce4" table:formula="of:=3/([.A34]-4)" office:value-type="float" office:value="-0.533333333333333" calcext:value-type="float">
            <text:p>-0,533333333333333</text:p>
          </table:table-cell>
          <table:table-cell/>
          <table:table-cell table:style-name="ce8" table:formula="of:=[.D33]/2" office:value-type="float" office:value="0.00625" calcext:value-type="float">
            <text:p>0,00625</text:p>
          </table:table-cell>
          <table:table-cell table:style-name="ce10" table:formula="of:=[.E33]+[.D34]" office:value-type="float" office:value="3.99375" calcext:value-type="float">
            <text:p>3,99375</text:p>
          </table:table-cell>
          <table:table-cell table:style-name="ce12" table:formula="of:=3/([.E34]-4)" office:value-type="float" office:value="-479.999999999993" calcext:value-type="float">
            <text:p>-479,999999999993</text:p>
          </table:table-cell>
          <table:table-cell/>
          <table:table-cell table:style-name="ce8" table:formula="of:=[.H33]/2" office:value-type="float" office:value="0.00625" calcext:value-type="float">
            <text:p>0,00625</text:p>
          </table:table-cell>
          <table:table-cell table:style-name="ce10" table:formula="of:=[.I33]-[.H34]" office:value-type="float" office:value="4.00625" calcext:value-type="float">
            <text:p>4,00625</text:p>
          </table:table-cell>
          <table:table-cell table:style-name="ce12" table:formula="of:=3/([.I34]-4)" office:value-type="float" office:value="479.999999999959" calcext:value-type="float">
            <text:p>479,999999999959</text:p>
          </table:table-cell>
          <table:table-cell table:number-columns-repeated="1014"/>
        </table:table-row>
        <table:table-row table:style-name="ro1">
          <table:table-cell table:style-name="ce4" table:formula="of:=[.A34]+0.125" office:value-type="float" office:value="-1.5" calcext:value-type="float">
            <text:p>-1,5</text:p>
          </table:table-cell>
          <table:table-cell table:style-name="ce4" table:formula="of:=3/([.A35]-4)" office:value-type="float" office:value="-0.545454545454545" calcext:value-type="float">
            <text:p>-0,545454545454545</text:p>
          </table:table-cell>
          <table:table-cell/>
          <table:table-cell table:style-name="ce8" table:formula="of:=[.D34]/2" office:value-type="float" office:value="0.003125" calcext:value-type="float">
            <text:p>0,003125</text:p>
          </table:table-cell>
          <table:table-cell table:style-name="ce10" table:formula="of:=[.E34]+[.D35]" office:value-type="float" office:value="3.996875" calcext:value-type="float">
            <text:p>3,996875</text:p>
          </table:table-cell>
          <table:table-cell table:style-name="ce12" table:formula="of:=3/([.E35]-4)" office:value-type="float" office:value="-959.999999999918" calcext:value-type="float">
            <text:p>-959,999999999918</text:p>
          </table:table-cell>
          <table:table-cell/>
          <table:table-cell table:style-name="ce8" table:formula="of:=[.H34]/2" office:value-type="float" office:value="0.003125" calcext:value-type="float">
            <text:p>0,003125</text:p>
          </table:table-cell>
          <table:table-cell table:style-name="ce10" table:formula="of:=[.I34]-[.H35]" office:value-type="float" office:value="4.003125" calcext:value-type="float">
            <text:p>4,003125</text:p>
          </table:table-cell>
          <table:table-cell table:style-name="ce12" table:formula="of:=3/([.I35]-4)" office:value-type="float" office:value="959.999999999782" calcext:value-type="float">
            <text:p>959,999999999782</text:p>
          </table:table-cell>
          <table:table-cell table:number-columns-repeated="1014"/>
        </table:table-row>
        <table:table-row table:style-name="ro1">
          <table:table-cell table:style-name="ce4" table:formula="of:=[.A35]+0.125" office:value-type="float" office:value="-1.375" calcext:value-type="float">
            <text:p>-1,375</text:p>
          </table:table-cell>
          <table:table-cell table:style-name="ce4" table:formula="of:=3/([.A36]-4)" office:value-type="float" office:value="-0.558139534883721" calcext:value-type="float">
            <text:p>-0,558139534883721</text:p>
          </table:table-cell>
          <table:table-cell/>
          <table:table-cell table:style-name="ce8" table:formula="of:=[.D35]/2" office:value-type="float" office:value="0.0015625" calcext:value-type="float">
            <text:p>0,0015625</text:p>
          </table:table-cell>
          <table:table-cell table:style-name="ce10" table:formula="of:=[.E35]+[.D36]" office:value-type="float" office:value="3.9984375" calcext:value-type="float">
            <text:p>3,9984375</text:p>
          </table:table-cell>
          <table:table-cell table:style-name="ce12" table:formula="of:=3/([.E36]-4)" office:value-type="float" office:value="-1919.99999999956" calcext:value-type="float">
            <text:p>-1919,99999999956</text:p>
          </table:table-cell>
          <table:table-cell/>
          <table:table-cell table:style-name="ce8" table:formula="of:=[.H35]/2" office:value-type="float" office:value="0.0015625" calcext:value-type="float">
            <text:p>0,0015625</text:p>
          </table:table-cell>
          <table:table-cell table:style-name="ce10" table:formula="of:=[.I35]-[.H36]" office:value-type="float" office:value="4.0015625" calcext:value-type="float">
            <text:p>4,0015625</text:p>
          </table:table-cell>
          <table:table-cell table:style-name="ce12" table:formula="of:=3/([.I36]-4)" office:value-type="float" office:value="1919.99999999956" calcext:value-type="float">
            <text:p>1919,99999999956</text:p>
          </table:table-cell>
          <table:table-cell table:number-columns-repeated="1014"/>
        </table:table-row>
        <table:table-row table:style-name="ro1">
          <table:table-cell table:style-name="ce4" table:formula="of:=[.A36]+0.125" office:value-type="float" office:value="-1.25" calcext:value-type="float">
            <text:p>-1,25</text:p>
          </table:table-cell>
          <table:table-cell table:style-name="ce4" table:formula="of:=3/([.A37]-4)" office:value-type="float" office:value="-0.571428571428571" calcext:value-type="float">
            <text:p>-0,571428571428571</text:p>
          </table:table-cell>
          <table:table-cell/>
          <table:table-cell table:style-name="ce8" table:formula="of:=[.D36]/2" office:value-type="float" office:value="0.00078125" calcext:value-type="float">
            <text:p>0,00078125</text:p>
          </table:table-cell>
          <table:table-cell table:style-name="ce10" table:formula="of:=[.E36]+[.D37]" office:value-type="float" office:value="3.99921875" calcext:value-type="float">
            <text:p>3,99921875</text:p>
          </table:table-cell>
          <table:table-cell table:style-name="ce12" table:formula="of:=3/([.E37]-4)" office:value-type="float" office:value="-3839.99999999913" calcext:value-type="float">
            <text:p>-3839,99999999913</text:p>
          </table:table-cell>
          <table:table-cell/>
          <table:table-cell table:style-name="ce8" table:formula="of:=[.H36]/2" office:value-type="float" office:value="0.00078125" calcext:value-type="float">
            <text:p>0,00078125</text:p>
          </table:table-cell>
          <table:table-cell table:style-name="ce10" table:formula="of:=[.I36]-[.H37]" office:value-type="float" office:value="4.00078125" calcext:value-type="float">
            <text:p>4,00078125</text:p>
          </table:table-cell>
          <table:table-cell table:style-name="ce12" table:formula="of:=3/([.I37]-4)" office:value-type="float" office:value="3839.99999999913" calcext:value-type="float">
            <text:p>3839,99999999913</text:p>
          </table:table-cell>
          <table:table-cell table:number-columns-repeated="1014"/>
        </table:table-row>
        <table:table-row table:style-name="ro1">
          <table:table-cell table:style-name="ce4" table:formula="of:=[.A37]+0.125" office:value-type="float" office:value="-1.125" calcext:value-type="float">
            <text:p>-1,125</text:p>
          </table:table-cell>
          <table:table-cell table:style-name="ce4" table:formula="of:=3/([.A38]-4)" office:value-type="float" office:value="-0.585365853658537" calcext:value-type="float">
            <text:p>-0,585365853658537</text:p>
          </table:table-cell>
          <table:table-cell/>
          <table:table-cell table:style-name="ce8" table:formula="of:=[.D37]/2" office:value-type="float" office:value="0.000390625" calcext:value-type="float">
            <text:p>0,000390625</text:p>
          </table:table-cell>
          <table:table-cell table:style-name="ce10" table:formula="of:=[.E37]+[.D38]" office:value-type="float" office:value="3.999609375" calcext:value-type="float">
            <text:p>3,999609375</text:p>
          </table:table-cell>
          <table:table-cell table:style-name="ce12" table:formula="of:=3/([.E38]-4)" office:value-type="float" office:value="-7679.99999999825" calcext:value-type="float">
            <text:p>-7679,99999999825</text:p>
          </table:table-cell>
          <table:table-cell/>
          <table:table-cell table:style-name="ce8" table:formula="of:=[.H37]/2" office:value-type="float" office:value="0.000390625" calcext:value-type="float">
            <text:p>0,000390625</text:p>
          </table:table-cell>
          <table:table-cell table:style-name="ce10" table:formula="of:=[.I37]-[.H38]" office:value-type="float" office:value="4.000390625" calcext:value-type="float">
            <text:p>4,000390625</text:p>
          </table:table-cell>
          <table:table-cell table:style-name="ce12" table:formula="of:=3/([.I38]-4)" office:value-type="float" office:value="7679.99999998952" calcext:value-type="float">
            <text:p>7679,99999998952</text:p>
          </table:table-cell>
          <table:table-cell table:number-columns-repeated="1014"/>
        </table:table-row>
        <table:table-row table:style-name="ro1">
          <table:table-cell table:style-name="ce4" table:formula="of:=[.A38]+0.125" office:value-type="float" office:value="-1" calcext:value-type="float">
            <text:p>-1</text:p>
          </table:table-cell>
          <table:table-cell table:style-name="ce4" table:formula="of:=3/([.A39]-4)" office:value-type="float" office:value="-0.6" calcext:value-type="float">
            <text:p>-0,6</text:p>
          </table:table-cell>
          <table:table-cell/>
          <table:table-cell table:style-name="ce8" table:formula="of:=[.D38]/2" office:value-type="float" office:value="0.0001953125" calcext:value-type="float">
            <text:p>0,0001953125</text:p>
          </table:table-cell>
          <table:table-cell table:style-name="ce10" table:formula="of:=[.E38]+[.D39]" office:value-type="float" office:value="3.9998046875" calcext:value-type="float">
            <text:p>3,9998046875</text:p>
          </table:table-cell>
          <table:table-cell table:style-name="ce12" table:formula="of:=3/([.E39]-4)" office:value-type="float" office:value="-15359.999999979" calcext:value-type="float">
            <text:p>-15359,999999979</text:p>
          </table:table-cell>
          <table:table-cell/>
          <table:table-cell table:style-name="ce8" table:formula="of:=[.H38]/2" office:value-type="float" office:value="0.0001953125" calcext:value-type="float">
            <text:p>0,0001953125</text:p>
          </table:table-cell>
          <table:table-cell table:style-name="ce10" table:formula="of:=[.I38]-[.H39]" office:value-type="float" office:value="4.0001953125" calcext:value-type="float">
            <text:p>4,0001953125</text:p>
          </table:table-cell>
          <table:table-cell table:style-name="ce12" table:formula="of:=3/([.I39]-4)" office:value-type="float" office:value="15359.9999999441" calcext:value-type="float">
            <text:p>15359,9999999441</text:p>
          </table:table-cell>
          <table:table-cell table:number-columns-repeated="1014"/>
        </table:table-row>
        <table:table-row table:style-name="ro1">
          <table:table-cell table:style-name="ce4" table:formula="of:=[.A39]+0.125" office:value-type="float" office:value="-0.875" calcext:value-type="float">
            <text:p>-0,875</text:p>
          </table:table-cell>
          <table:table-cell table:style-name="ce4" table:formula="of:=3/([.A40]-4)" office:value-type="float" office:value="-0.615384615384615" calcext:value-type="float">
            <text:p>-0,615384615384615</text:p>
          </table:table-cell>
          <table:table-cell/>
          <table:table-cell table:style-name="ce8" table:formula="of:=[.D39]/2" office:value-type="float" office:value="0.00009765625" calcext:value-type="float">
            <text:p>9,765625E-05</text:p>
          </table:table-cell>
          <table:table-cell table:style-name="ce10" table:formula="of:=[.E39]+[.D40]" office:value-type="float" office:value="3.99990234375" calcext:value-type="float">
            <text:p>3,99990234375</text:p>
          </table:table-cell>
          <table:table-cell table:style-name="ce12" table:formula="of:=3/([.E40]-4)" office:value-type="float" office:value="-30719.9999998882" calcext:value-type="float">
            <text:p>-30719,9999998882</text:p>
          </table:table-cell>
          <table:table-cell/>
          <table:table-cell table:style-name="ce8" table:formula="of:=[.H39]/2" office:value-type="float" office:value="0.00009765625" calcext:value-type="float">
            <text:p>9,765625E-05</text:p>
          </table:table-cell>
          <table:table-cell table:style-name="ce10" table:formula="of:=[.I39]-[.H40]" office:value-type="float" office:value="4.00009765625" calcext:value-type="float">
            <text:p>4,00009765625</text:p>
          </table:table-cell>
          <table:table-cell table:style-name="ce12" table:formula="of:=3/([.I40]-4)" office:value-type="float" office:value="30719.9999998882" calcext:value-type="float">
            <text:p>30719,9999998882</text:p>
          </table:table-cell>
          <table:table-cell table:number-columns-repeated="1014"/>
        </table:table-row>
        <table:table-row table:style-name="ro1">
          <table:table-cell table:style-name="ce4" table:formula="of:=[.A40]+0.125" office:value-type="float" office:value="-0.75" calcext:value-type="float">
            <text:p>-0,75</text:p>
          </table:table-cell>
          <table:table-cell table:style-name="ce4" table:formula="of:=3/([.A41]-4)" office:value-type="float" office:value="-0.631578947368421" calcext:value-type="float">
            <text:p>-0,631578947368421</text:p>
          </table:table-cell>
          <table:table-cell/>
          <table:table-cell table:style-name="ce8" table:formula="of:=[.D40]/2" office:value-type="float" office:value="0.000048828125" calcext:value-type="float">
            <text:p>4,8828125E-05</text:p>
          </table:table-cell>
          <table:table-cell table:style-name="ce10" table:formula="of:=[.E40]+[.D41]" office:value-type="float" office:value="3.999951171875" calcext:value-type="float">
            <text:p>3,999951171875</text:p>
          </table:table-cell>
          <table:table-cell table:style-name="ce12" table:formula="of:=3/([.E41]-4)" office:value-type="float" office:value="-61439.9999997765" calcext:value-type="float">
            <text:p>-61439,9999997765</text:p>
          </table:table-cell>
          <table:table-cell/>
          <table:table-cell table:style-name="ce8" table:formula="of:=[.H40]/2" office:value-type="float" office:value="0.000048828125" calcext:value-type="float">
            <text:p>4,8828125E-05</text:p>
          </table:table-cell>
          <table:table-cell table:style-name="ce10" table:formula="of:=[.I40]-[.H41]" office:value-type="float" office:value="4.000048828125" calcext:value-type="float">
            <text:p>4,000048828125</text:p>
          </table:table-cell>
          <table:table-cell table:style-name="ce12" table:formula="of:=3/([.I41]-4)" office:value-type="float" office:value="61439.9999997765" calcext:value-type="float">
            <text:p>61439,9999997765</text:p>
          </table:table-cell>
          <table:table-cell table:number-columns-repeated="1014"/>
        </table:table-row>
        <table:table-row table:style-name="ro1">
          <table:table-cell table:style-name="ce4" table:formula="of:=[.A41]+0.125" office:value-type="float" office:value="-0.625" calcext:value-type="float">
            <text:p>-0,625</text:p>
          </table:table-cell>
          <table:table-cell table:style-name="ce4" table:formula="of:=3/([.A42]-4)" office:value-type="float" office:value="-0.648648648648649" calcext:value-type="float">
            <text:p>-0,648648648648649</text:p>
          </table:table-cell>
          <table:table-cell/>
          <table:table-cell table:style-name="ce8" table:formula="of:=[.D41]/2" office:value-type="float" office:value="0.0000244140625" calcext:value-type="float">
            <text:p>2,44140625E-05</text:p>
          </table:table-cell>
          <table:table-cell table:style-name="ce10" table:formula="of:=[.E41]+[.D42]" office:value-type="float" office:value="3.9999755859375" calcext:value-type="float">
            <text:p>3,9999755859375</text:p>
          </table:table-cell>
          <table:table-cell table:style-name="ce12" table:formula="of:=3/([.E42]-4)" office:value-type="float" office:value="-122879.999999553" calcext:value-type="float">
            <text:p>-122879,999999553</text:p>
          </table:table-cell>
          <table:table-cell/>
          <table:table-cell table:style-name="ce8" table:formula="of:=[.H41]/2" office:value-type="float" office:value="0.0000244140625" calcext:value-type="float">
            <text:p>2,44140625E-05</text:p>
          </table:table-cell>
          <table:table-cell table:style-name="ce10" table:formula="of:=[.I41]-[.H42]" office:value-type="float" office:value="4.0000244140625" calcext:value-type="float">
            <text:p>4,0000244140625</text:p>
          </table:table-cell>
          <table:table-cell table:style-name="ce12" table:formula="of:=3/([.I42]-4)" office:value-type="float" office:value="122879.999997318" calcext:value-type="float">
            <text:p>122879,999997318</text:p>
          </table:table-cell>
          <table:table-cell table:number-columns-repeated="1014"/>
        </table:table-row>
        <table:table-row table:style-name="ro1">
          <table:table-cell table:style-name="ce4" table:formula="of:=[.A42]+0.125" office:value-type="float" office:value="-0.5" calcext:value-type="float">
            <text:p>-0,5</text:p>
          </table:table-cell>
          <table:table-cell table:style-name="ce4" table:formula="of:=3/([.A43]-4)" office:value-type="float" office:value="-0.666666666666667" calcext:value-type="float">
            <text:p>-0,666666666666667</text:p>
          </table:table-cell>
          <table:table-cell/>
          <table:table-cell table:style-name="ce8" table:formula="of:=[.D42]/2" office:value-type="float" office:value="0.00001220703125" calcext:value-type="float">
            <text:p>1,220703125E-05</text:p>
          </table:table-cell>
          <table:table-cell table:style-name="ce10" table:formula="of:=[.E42]+[.D43]" office:value-type="float" office:value="3.99998779296875" calcext:value-type="float">
            <text:p>3,99998779296875</text:p>
          </table:table-cell>
          <table:table-cell table:style-name="ce12" table:formula="of:=3/([.E43]-4)" office:value-type="float" office:value="-245759.999994636" calcext:value-type="float">
            <text:p>-245759,999994636</text:p>
          </table:table-cell>
          <table:table-cell/>
          <table:table-cell table:style-name="ce8" table:formula="of:=[.H42]/2" office:value-type="float" office:value="0.00001220703125" calcext:value-type="float">
            <text:p>1,220703125E-05</text:p>
          </table:table-cell>
          <table:table-cell table:style-name="ce10" table:formula="of:=[.I42]-[.H43]" office:value-type="float" office:value="4.00001220703125" calcext:value-type="float">
            <text:p>4,00001220703125</text:p>
          </table:table-cell>
          <table:table-cell table:style-name="ce12" table:formula="of:=3/([.I43]-4)" office:value-type="float" office:value="245759.999985695" calcext:value-type="float">
            <text:p>245759,999985695</text:p>
          </table:table-cell>
          <table:table-cell table:number-columns-repeated="1014"/>
        </table:table-row>
        <table:table-row table:style-name="ro1">
          <table:table-cell table:style-name="ce4" table:formula="of:=[.A43]+0.125" office:value-type="float" office:value="-0.375" calcext:value-type="float">
            <text:p>-0,375</text:p>
          </table:table-cell>
          <table:table-cell table:style-name="ce4" table:formula="of:=3/([.A44]-4)" office:value-type="float" office:value="-0.685714285714286" calcext:value-type="float">
            <text:p>-0,685714285714286</text:p>
          </table:table-cell>
          <table:table-cell/>
          <table:table-cell table:style-name="ce8" table:formula="of:=[.D43]/2" office:value-type="float" office:value="0.000006103515625" calcext:value-type="float">
            <text:p>6,103515625E-06</text:p>
          </table:table-cell>
          <table:table-cell table:style-name="ce10" table:formula="of:=[.E43]+[.D44]" office:value-type="float" office:value="3.99999389648437" calcext:value-type="float">
            <text:p>3,99999389648437</text:p>
          </table:table-cell>
          <table:table-cell table:style-name="ce12" table:formula="of:=3/([.E44]-4)" office:value-type="float" office:value="-491519.99997139" calcext:value-type="float">
            <text:p>-491519,99997139</text:p>
          </table:table-cell>
          <table:table-cell/>
          <table:table-cell table:style-name="ce8" table:formula="of:=[.H43]/2" office:value-type="float" office:value="0.000006103515625" calcext:value-type="float">
            <text:p>6,103515625E-06</text:p>
          </table:table-cell>
          <table:table-cell table:style-name="ce10" table:formula="of:=[.I43]-[.H44]" office:value-type="float" office:value="4.00000610351563" calcext:value-type="float">
            <text:p>4,00000610351563</text:p>
          </table:table-cell>
          <table:table-cell table:style-name="ce12" table:formula="of:=3/([.I44]-4)" office:value-type="float" office:value="491519.99997139" calcext:value-type="float">
            <text:p>491519,99997139</text:p>
          </table:table-cell>
          <table:table-cell table:number-columns-repeated="1014"/>
        </table:table-row>
        <table:table-row table:style-name="ro1">
          <table:table-cell table:style-name="ce4" table:formula="of:=[.A44]+0.125" office:value-type="float" office:value="-0.25" calcext:value-type="float">
            <text:p>-0,25</text:p>
          </table:table-cell>
          <table:table-cell table:style-name="ce4" table:formula="of:=3/([.A45]-4)" office:value-type="float" office:value="-0.705882352941176" calcext:value-type="float">
            <text:p>-0,705882352941176</text:p>
          </table:table-cell>
          <table:table-cell/>
          <table:table-cell table:style-name="ce8" table:formula="of:=[.D44]/2" office:value-type="float" office:value="0.0000030517578125" calcext:value-type="float">
            <text:p>3,0517578125E-06</text:p>
          </table:table-cell>
          <table:table-cell table:style-name="ce10" table:formula="of:=[.E44]+[.D45]" office:value-type="float" office:value="3.99999694824219" calcext:value-type="float">
            <text:p>3,99999694824219</text:p>
          </table:table-cell>
          <table:table-cell table:style-name="ce12" table:formula="of:=3/([.E45]-4)" office:value-type="float" office:value="-983039.99994278" calcext:value-type="float">
            <text:p>-983039,99994278</text:p>
          </table:table-cell>
          <table:table-cell/>
          <table:table-cell table:style-name="ce8" table:formula="of:=[.H44]/2" office:value-type="float" office:value="0.0000030517578125" calcext:value-type="float">
            <text:p>3,0517578125E-06</text:p>
          </table:table-cell>
          <table:table-cell table:style-name="ce10" table:formula="of:=[.I44]-[.H45]" office:value-type="float" office:value="4.00000305175781" calcext:value-type="float">
            <text:p>4,00000305175781</text:p>
          </table:table-cell>
          <table:table-cell table:style-name="ce12" table:formula="of:=3/([.I45]-4)" office:value-type="float" office:value="983039.99994278" calcext:value-type="float">
            <text:p>983039,99994278</text:p>
          </table:table-cell>
          <table:table-cell table:number-columns-repeated="1014"/>
        </table:table-row>
        <table:table-row table:style-name="ro1">
          <table:table-cell table:style-name="ce4" table:formula="of:=[.A45]+0.125" office:value-type="float" office:value="-0.125" calcext:value-type="float">
            <text:p>-0,125</text:p>
          </table:table-cell>
          <table:table-cell table:style-name="ce4" table:formula="of:=3/([.A46]-4)" office:value-type="float" office:value="-0.727272727272727" calcext:value-type="float">
            <text:p>-0,727272727272727</text:p>
          </table:table-cell>
          <table:table-cell/>
          <table:table-cell table:style-name="ce8" table:formula="of:=[.D45]/2" office:value-type="float" office:value="0.00000152587890625" calcext:value-type="float">
            <text:p>1,52587890625E-06</text:p>
          </table:table-cell>
          <table:table-cell table:style-name="ce10" table:formula="of:=[.E45]+[.D46]" office:value-type="float" office:value="3.99999847412109" calcext:value-type="float">
            <text:p>3,99999847412109</text:p>
          </table:table-cell>
          <table:table-cell table:style-name="ce12" table:formula="of:=3/([.E46]-4)" office:value-type="float" office:value="-1966079.99988556" calcext:value-type="float">
            <text:p>-1966079,99988556</text:p>
          </table:table-cell>
          <table:table-cell/>
          <table:table-cell table:style-name="ce8" table:formula="of:=[.H45]/2" office:value-type="float" office:value="0.00000152587890625" calcext:value-type="float">
            <text:p>1,52587890625E-06</text:p>
          </table:table-cell>
          <table:table-cell table:style-name="ce10" table:formula="of:=[.I45]-[.H46]" office:value-type="float" office:value="4.00000152587891" calcext:value-type="float">
            <text:p>4,00000152587891</text:p>
          </table:table-cell>
          <table:table-cell table:style-name="ce12" table:formula="of:=3/([.I46]-4)" office:value-type="float" office:value="1966079.99931335" calcext:value-type="float">
            <text:p>1966079,99931335</text:p>
          </table:table-cell>
          <table:table-cell table:number-columns-repeated="1014"/>
        </table:table-row>
        <table:table-row table:style-name="ro1">
          <table:table-cell table:style-name="ce4" table:formula="of:=[.A46]+0.125" office:value-type="float" office:value="0" calcext:value-type="float">
            <text:p>0</text:p>
          </table:table-cell>
          <table:table-cell table:style-name="ce4" table:formula="of:=3/([.A47]-4)" office:value-type="float" office:value="-0.75" calcext:value-type="float">
            <text:p>-0,75</text:p>
          </table:table-cell>
          <table:table-cell/>
          <table:table-cell table:style-name="ce8" table:formula="of:=[.D46]/2" office:value-type="float" office:value="0.000000762939453125" calcext:value-type="float">
            <text:p>7,62939453125E-07</text:p>
          </table:table-cell>
          <table:table-cell table:style-name="ce10" table:formula="of:=[.E46]+[.D47]" office:value-type="float" office:value="3.99999923706055" calcext:value-type="float">
            <text:p>3,99999923706055</text:p>
          </table:table-cell>
          <table:table-cell table:style-name="ce12" table:formula="of:=3/([.E47]-4)" office:value-type="float" office:value="-3932159.99862671" calcext:value-type="float">
            <text:p>-3932159,99862671</text:p>
          </table:table-cell>
          <table:table-cell/>
          <table:table-cell table:style-name="ce8" table:formula="of:=[.H46]/2" office:value-type="float" office:value="0.000000762939453125" calcext:value-type="float">
            <text:p>7,62939453125E-07</text:p>
          </table:table-cell>
          <table:table-cell table:style-name="ce10" table:formula="of:=[.I46]-[.H47]" office:value-type="float" office:value="4.00000076293945" calcext:value-type="float">
            <text:p>4,00000076293945</text:p>
          </table:table-cell>
          <table:table-cell table:style-name="ce12" table:formula="of:=3/([.I47]-4)" office:value-type="float" office:value="3932159.99633789" calcext:value-type="float">
            <text:p>3932159,99633789</text:p>
          </table:table-cell>
          <table:table-cell table:number-columns-repeated="1014"/>
        </table:table-row>
        <table:table-row table:style-name="ro1">
          <table:table-cell table:style-name="ce4" table:formula="of:=[.A47]+0.125" office:value-type="float" office:value="0.125" calcext:value-type="float">
            <text:p>0,125</text:p>
          </table:table-cell>
          <table:table-cell table:style-name="ce4" table:formula="of:=3/([.A48]-4)" office:value-type="float" office:value="-0.774193548387097" calcext:value-type="float">
            <text:p>-0,774193548387097</text:p>
          </table:table-cell>
          <table:table-cell table:number-columns-repeated="1022"/>
        </table:table-row>
        <table:table-row table:style-name="ro1">
          <table:table-cell table:style-name="ce4" table:formula="of:=[.A48]+0.125" office:value-type="float" office:value="0.25" calcext:value-type="float">
            <text:p>0,25</text:p>
          </table:table-cell>
          <table:table-cell table:style-name="ce4" table:formula="of:=3/([.A49]-4)" office:value-type="float" office:value="-0.8" calcext:value-type="float">
            <text:p>-0,8</text:p>
          </table:table-cell>
          <table:table-cell table:number-columns-repeated="1022"/>
        </table:table-row>
        <table:table-row table:style-name="ro1">
          <table:table-cell table:style-name="ce4" table:formula="of:=[.A49]+0.125" office:value-type="float" office:value="0.375" calcext:value-type="float">
            <text:p>0,375</text:p>
          </table:table-cell>
          <table:table-cell table:style-name="ce4" table:formula="of:=3/([.A50]-4)" office:value-type="float" office:value="-0.827586206896552" calcext:value-type="float">
            <text:p>-0,827586206896552</text:p>
          </table:table-cell>
          <table:table-cell table:number-columns-repeated="1022"/>
        </table:table-row>
        <table:table-row table:style-name="ro1">
          <table:table-cell table:style-name="ce4" table:formula="of:=[.A50]+0.125" office:value-type="float" office:value="0.5" calcext:value-type="float">
            <text:p>0,5</text:p>
          </table:table-cell>
          <table:table-cell table:style-name="ce4" table:formula="of:=3/([.A51]-4)" office:value-type="float" office:value="-0.857142857142857" calcext:value-type="float">
            <text:p>-0,857142857142857</text:p>
          </table:table-cell>
          <table:table-cell table:number-columns-repeated="1022"/>
        </table:table-row>
        <table:table-row table:style-name="ro1">
          <table:table-cell table:style-name="ce4" table:formula="of:=[.A51]+0.125" office:value-type="float" office:value="0.625" calcext:value-type="float">
            <text:p>0,625</text:p>
          </table:table-cell>
          <table:table-cell table:style-name="ce4" table:formula="of:=3/([.A52]-4)" office:value-type="float" office:value="-0.888888888888889" calcext:value-type="float">
            <text:p>-0,888888888888889</text:p>
          </table:table-cell>
          <table:table-cell table:number-columns-repeated="1022"/>
        </table:table-row>
        <table:table-row table:style-name="ro1">
          <table:table-cell table:style-name="ce4" table:formula="of:=[.A52]+0.125" office:value-type="float" office:value="0.75" calcext:value-type="float">
            <text:p>0,75</text:p>
          </table:table-cell>
          <table:table-cell table:style-name="ce4" table:formula="of:=3/([.A53]-4)" office:value-type="float" office:value="-0.923076923076923" calcext:value-type="float">
            <text:p>-0,923076923076923</text:p>
          </table:table-cell>
          <table:table-cell table:number-columns-repeated="1022"/>
        </table:table-row>
        <table:table-row table:style-name="ro1">
          <table:table-cell table:style-name="ce4" table:formula="of:=[.A53]+0.125" office:value-type="float" office:value="0.875" calcext:value-type="float">
            <text:p>0,875</text:p>
          </table:table-cell>
          <table:table-cell table:style-name="ce4" table:formula="of:=3/([.A54]-4)" office:value-type="float" office:value="-0.96" calcext:value-type="float">
            <text:p>-0,96</text:p>
          </table:table-cell>
          <table:table-cell table:number-columns-repeated="1022"/>
        </table:table-row>
        <table:table-row table:style-name="ro1">
          <table:table-cell table:style-name="ce4" table:formula="of:=[.A54]+0.125" office:value-type="float" office:value="1" calcext:value-type="float">
            <text:p>1</text:p>
          </table:table-cell>
          <table:table-cell table:style-name="ce4" table:formula="of:=3/([.A55]-4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4" table:formula="of:=[.A55]+0.125" office:value-type="float" office:value="1.125" calcext:value-type="float">
            <text:p>1,125</text:p>
          </table:table-cell>
          <table:table-cell table:style-name="ce4" table:formula="of:=3/([.A56]-4)" office:value-type="float" office:value="-1.04347826086957" calcext:value-type="float">
            <text:p>-1,04347826086957</text:p>
          </table:table-cell>
          <table:table-cell table:number-columns-repeated="1022"/>
        </table:table-row>
        <table:table-row table:style-name="ro1">
          <table:table-cell table:style-name="ce4" table:formula="of:=[.A56]+0.125" office:value-type="float" office:value="1.25" calcext:value-type="float">
            <text:p>1,25</text:p>
          </table:table-cell>
          <table:table-cell table:style-name="ce4" table:formula="of:=3/([.A57]-4)" office:value-type="float" office:value="-1.09090909090909" calcext:value-type="float">
            <text:p>-1,09090909090909</text:p>
          </table:table-cell>
          <table:table-cell table:number-columns-repeated="1022"/>
        </table:table-row>
        <table:table-row table:style-name="ro1">
          <table:table-cell table:style-name="ce4" table:formula="of:=[.A57]+0.125" office:value-type="float" office:value="1.375" calcext:value-type="float">
            <text:p>1,375</text:p>
          </table:table-cell>
          <table:table-cell table:style-name="ce4" table:formula="of:=3/([.A58]-4)" office:value-type="float" office:value="-1.14285714285714" calcext:value-type="float">
            <text:p>-1,14285714285714</text:p>
          </table:table-cell>
          <table:table-cell table:number-columns-repeated="1022"/>
        </table:table-row>
        <table:table-row table:style-name="ro1">
          <table:table-cell table:style-name="ce4" table:formula="of:=[.A58]+0.125" office:value-type="float" office:value="1.5" calcext:value-type="float">
            <text:p>1,5</text:p>
          </table:table-cell>
          <table:table-cell table:style-name="ce4" table:formula="of:=3/([.A59]-4)" office:value-type="float" office:value="-1.2" calcext:value-type="float">
            <text:p>-1,2</text:p>
          </table:table-cell>
          <table:table-cell table:number-columns-repeated="1022"/>
        </table:table-row>
        <table:table-row table:style-name="ro1">
          <table:table-cell table:style-name="ce4" table:formula="of:=[.A59]+0.125" office:value-type="float" office:value="1.625" calcext:value-type="float">
            <text:p>1,625</text:p>
          </table:table-cell>
          <table:table-cell table:style-name="ce4" table:formula="of:=3/([.A60]-4)" office:value-type="float" office:value="-1.26315789473684" calcext:value-type="float">
            <text:p>-1,26315789473684</text:p>
          </table:table-cell>
          <table:table-cell table:number-columns-repeated="1022"/>
        </table:table-row>
        <table:table-row table:style-name="ro1">
          <table:table-cell table:style-name="ce4" table:formula="of:=[.A60]+0.125" office:value-type="float" office:value="1.75" calcext:value-type="float">
            <text:p>1,75</text:p>
          </table:table-cell>
          <table:table-cell table:style-name="ce4" table:formula="of:=3/([.A61]-4)" office:value-type="float" office:value="-1.33333333333333" calcext:value-type="float">
            <text:p>-1,33333333333333</text:p>
          </table:table-cell>
          <table:table-cell table:number-columns-repeated="1022"/>
        </table:table-row>
        <table:table-row table:style-name="ro1">
          <table:table-cell table:style-name="ce4" table:formula="of:=[.A61]+0.125" office:value-type="float" office:value="1.875" calcext:value-type="float">
            <text:p>1,875</text:p>
          </table:table-cell>
          <table:table-cell table:style-name="ce4" table:formula="of:=3/([.A62]-4)" office:value-type="float" office:value="-1.41176470588235" calcext:value-type="float">
            <text:p>-1,41176470588235</text:p>
          </table:table-cell>
          <table:table-cell table:number-columns-repeated="1022"/>
        </table:table-row>
        <table:table-row table:style-name="ro1">
          <table:table-cell table:style-name="ce4" table:formula="of:=[.A62]+0.125" office:value-type="float" office:value="2" calcext:value-type="float">
            <text:p>2</text:p>
          </table:table-cell>
          <table:table-cell table:style-name="ce4" table:formula="of:=3/([.A63]-4)" office:value-type="float" office:value="-1.5" calcext:value-type="float">
            <text:p>-1,5</text:p>
          </table:table-cell>
          <table:table-cell table:number-columns-repeated="1022"/>
        </table:table-row>
        <table:table-row table:style-name="ro1">
          <table:table-cell table:style-name="ce4" table:formula="of:=[.A63]+0.125" office:value-type="float" office:value="2.125" calcext:value-type="float">
            <text:p>2,125</text:p>
          </table:table-cell>
          <table:table-cell table:style-name="ce4" table:formula="of:=3/([.A64]-4)" office:value-type="float" office:value="-1.6" calcext:value-type="float">
            <text:p>-1,6</text:p>
          </table:table-cell>
          <table:table-cell table:number-columns-repeated="1022"/>
        </table:table-row>
        <table:table-row table:style-name="ro1">
          <table:table-cell table:style-name="ce4" table:formula="of:=[.A64]+0.125" office:value-type="float" office:value="2.25" calcext:value-type="float">
            <text:p>2,25</text:p>
          </table:table-cell>
          <table:table-cell table:style-name="ce4" table:formula="of:=3/([.A65]-4)" office:value-type="float" office:value="-1.71428571428571" calcext:value-type="float">
            <text:p>-1,71428571428571</text:p>
          </table:table-cell>
          <table:table-cell table:number-columns-repeated="1022"/>
        </table:table-row>
        <table:table-row table:style-name="ro1">
          <table:table-cell table:style-name="ce4" table:formula="of:=[.A65]+0.125" office:value-type="float" office:value="2.375" calcext:value-type="float">
            <text:p>2,375</text:p>
          </table:table-cell>
          <table:table-cell table:style-name="ce4" table:formula="of:=3/([.A66]-4)" office:value-type="float" office:value="-1.84615384615385" calcext:value-type="float">
            <text:p>-1,84615384615385</text:p>
          </table:table-cell>
          <table:table-cell table:number-columns-repeated="1022"/>
        </table:table-row>
        <table:table-row table:style-name="ro1">
          <table:table-cell table:style-name="ce4" table:formula="of:=[.A66]+0.125" office:value-type="float" office:value="2.5" calcext:value-type="float">
            <text:p>2,5</text:p>
          </table:table-cell>
          <table:table-cell table:style-name="ce4" table:formula="of:=3/([.A67]-4)"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table:style-name="ce4" table:formula="of:=[.A67]+0.125" office:value-type="float" office:value="2.625" calcext:value-type="float">
            <text:p>2,625</text:p>
          </table:table-cell>
          <table:table-cell table:style-name="ce4" table:formula="of:=3/([.A68]-4)" office:value-type="float" office:value="-2.18181818181818" calcext:value-type="float">
            <text:p>-2,18181818181818</text:p>
          </table:table-cell>
          <table:table-cell table:number-columns-repeated="1022"/>
        </table:table-row>
        <table:table-row table:style-name="ro1">
          <table:table-cell table:style-name="ce4" table:formula="of:=[.A68]+0.125" office:value-type="float" office:value="2.75" calcext:value-type="float">
            <text:p>2,75</text:p>
          </table:table-cell>
          <table:table-cell table:style-name="ce4" table:formula="of:=3/([.A69]-4)" office:value-type="float" office:value="-2.4" calcext:value-type="float">
            <text:p>-2,4</text:p>
          </table:table-cell>
          <table:table-cell table:number-columns-repeated="1022"/>
        </table:table-row>
        <table:table-row table:style-name="ro1">
          <table:table-cell table:style-name="ce4" table:formula="of:=[.A69]+0.125" office:value-type="float" office:value="2.875" calcext:value-type="float">
            <text:p>2,875</text:p>
          </table:table-cell>
          <table:table-cell table:style-name="ce4" table:formula="of:=3/([.A70]-4)" office:value-type="float" office:value="-2.66666666666667" calcext:value-type="float">
            <text:p>-2,66666666666667</text:p>
          </table:table-cell>
          <table:table-cell table:number-columns-repeated="1022"/>
        </table:table-row>
        <table:table-row table:style-name="ro1">
          <table:table-cell table:style-name="ce4" table:formula="of:=[.A70]+0.125" office:value-type="float" office:value="3" calcext:value-type="float">
            <text:p>3</text:p>
          </table:table-cell>
          <table:table-cell table:style-name="ce4" table:formula="of:=3/([.A71]-4)"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table:style-name="ce4" table:formula="of:=[.A71]+0.125" office:value-type="float" office:value="3.125" calcext:value-type="float">
            <text:p>3,125</text:p>
          </table:table-cell>
          <table:table-cell table:style-name="ce4" table:formula="of:=3/([.A72]-4)" office:value-type="float" office:value="-3.42857142857143" calcext:value-type="float">
            <text:p>-3,42857142857143</text:p>
          </table:table-cell>
          <table:table-cell table:number-columns-repeated="1022"/>
        </table:table-row>
        <table:table-row table:style-name="ro1">
          <table:table-cell table:style-name="ce4" table:formula="of:=[.A72]+0.125" office:value-type="float" office:value="3.25" calcext:value-type="float">
            <text:p>3,25</text:p>
          </table:table-cell>
          <table:table-cell table:style-name="ce4" table:formula="of:=3/([.A73]-4)" office:value-type="float" office:value="-4" calcext:value-type="float">
            <text:p>-4</text:p>
          </table:table-cell>
          <table:table-cell table:number-columns-repeated="1022"/>
        </table:table-row>
        <table:table-row table:style-name="ro1">
          <table:table-cell table:style-name="ce4" table:formula="of:=[.A73]+0.125" office:value-type="float" office:value="3.375" calcext:value-type="float">
            <text:p>3,375</text:p>
          </table:table-cell>
          <table:table-cell table:style-name="ce4" table:formula="of:=3/([.A74]-4)" office:value-type="float" office:value="-4.8" calcext:value-type="float">
            <text:p>-4,8</text:p>
          </table:table-cell>
          <table:table-cell table:number-columns-repeated="1022"/>
        </table:table-row>
        <table:table-row table:style-name="ro1">
          <table:table-cell table:style-name="ce4" table:formula="of:=[.A74]+0.125" office:value-type="float" office:value="3.5" calcext:value-type="float">
            <text:p>3,5</text:p>
          </table:table-cell>
          <table:table-cell table:style-name="ce4" table:formula="of:=3/([.A75]-4)" office:value-type="float" office:value="-6" calcext:value-type="float">
            <text:p>-6</text:p>
          </table:table-cell>
          <table:table-cell table:number-columns-repeated="1022"/>
        </table:table-row>
        <table:table-row table:style-name="ro1">
          <table:table-cell table:style-name="ce4" table:formula="of:=[.A75]+0.125" office:value-type="float" office:value="3.625" calcext:value-type="float">
            <text:p>3,625</text:p>
          </table:table-cell>
          <table:table-cell table:style-name="ce4" table:formula="of:=3/([.A76]-4)" office:value-type="float" office:value="-8" calcext:value-type="float">
            <text:p>-8</text:p>
          </table:table-cell>
          <table:table-cell table:number-columns-repeated="1022"/>
        </table:table-row>
        <table:table-row table:style-name="ro1">
          <table:table-cell table:style-name="ce4" table:formula="of:=[.A76]+0.125" office:value-type="float" office:value="3.75" calcext:value-type="float">
            <text:p>3,75</text:p>
          </table:table-cell>
          <table:table-cell table:style-name="ce4" table:formula="of:=3/([.A77]-4)" office:value-type="float" office:value="-12" calcext:value-type="float">
            <text:p>-12</text:p>
          </table:table-cell>
          <table:table-cell table:number-columns-repeated="1022"/>
        </table:table-row>
        <table:table-row table:style-name="ro1">
          <table:table-cell table:style-name="ce4" table:formula="of:=[.A77]+0.125" office:value-type="float" office:value="3.875" calcext:value-type="float">
            <text:p>3,875</text:p>
          </table:table-cell>
          <table:table-cell table:style-name="ce4" table:formula="of:=3/([.A78]-4)" office:value-type="float" office:value="-24" calcext:value-type="float">
            <text:p>-24</text:p>
          </table:table-cell>
          <table:table-cell table:number-columns-repeated="1022"/>
        </table:table-row>
        <table:table-row table:style-name="ro1">
          <table:table-cell table:style-name="ce4" table:formula="of:=[.A78]+0.125" office:value-type="float" office:value="4" calcext:value-type="float">
            <text:p>4</text:p>
          </table:table-cell>
          <table:table-cell table:style-name="ce4" table:formula="of:=3/([.A79]-4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">
          <table:table-cell table:style-name="ce4" table:formula="of:=[.A79]+0.125" office:value-type="float" office:value="4.125" calcext:value-type="float">
            <text:p>4,125</text:p>
          </table:table-cell>
          <table:table-cell table:style-name="ce4" table:formula="of:=3/([.A80]-4)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4" table:formula="of:=[.A80]+0.125" office:value-type="float" office:value="4.25" calcext:value-type="float">
            <text:p>4,25</text:p>
          </table:table-cell>
          <table:table-cell table:style-name="ce4" table:formula="of:=3/([.A81]-4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4" table:formula="of:=[.A81]+0.125" office:value-type="float" office:value="4.375" calcext:value-type="float">
            <text:p>4,375</text:p>
          </table:table-cell>
          <table:table-cell table:style-name="ce4" table:formula="of:=3/([.A82]-4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4" table:formula="of:=[.A82]+0.125" office:value-type="float" office:value="4.5" calcext:value-type="float">
            <text:p>4,5</text:p>
          </table:table-cell>
          <table:table-cell table:style-name="ce4" table:formula="of:=3/([.A83]-4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4" table:formula="of:=[.A83]+0.125" office:value-type="float" office:value="4.625" calcext:value-type="float">
            <text:p>4,625</text:p>
          </table:table-cell>
          <table:table-cell table:style-name="ce4" table:formula="of:=3/([.A84]-4)" office:value-type="float" office:value="4.8" calcext:value-type="float">
            <text:p>4,8</text:p>
          </table:table-cell>
          <table:table-cell table:number-columns-repeated="1022"/>
        </table:table-row>
        <table:table-row table:style-name="ro1">
          <table:table-cell table:style-name="ce4" table:formula="of:=[.A84]+0.125" office:value-type="float" office:value="4.75" calcext:value-type="float">
            <text:p>4,75</text:p>
          </table:table-cell>
          <table:table-cell table:style-name="ce4" table:formula="of:=3/([.A85]-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4" table:formula="of:=[.A85]+0.125" office:value-type="float" office:value="4.875" calcext:value-type="float">
            <text:p>4,875</text:p>
          </table:table-cell>
          <table:table-cell table:style-name="ce4" table:formula="of:=3/([.A86]-4)" office:value-type="float" office:value="3.42857142857143" calcext:value-type="float">
            <text:p>3,42857142857143</text:p>
          </table:table-cell>
          <table:table-cell table:number-columns-repeated="1022"/>
        </table:table-row>
        <table:table-row table:style-name="ro1">
          <table:table-cell table:style-name="ce5" table:formula="of:=[.A86]+0.125" office:value-type="float" office:value="5" calcext:value-type="float">
            <text:p>5</text:p>
          </table:table-cell>
          <table:table-cell table:style-name="ce5" table:formula="of:=3/([.A87]-4)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13:00:38.4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2-11-09T13:18:57.600000000</dc:date>
    <meta:editing-duration>PT7M46S</meta:editing-duration>
    <meta:editing-cycles>2</meta:editing-cycles>
    <meta:document-statistic meta:table-count="1" meta:cell-count="28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DB16D684671DD303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6:Sheet1.B87" chart:data-source-has-labels="row" svg:x="0.319cm" svg:y="0.18cm" svg:width="15.36cm" svg:height="8.645cm">
          <chartooo:coordinate-region svg:x="0.465cm" svg:y="0.379cm" svg:width="15.119cm" svg:height="8.2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7:Sheet1.B87" chart:label-cell-address="Sheet1.B6:Sheet1.B6" chart:class="chart:scatter">
            <chart:domain table:cell-range-address="Sheet1.A7:Sheet1.A87"/>
            <chart:data-point chart:repeated="8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Y</text:p>
                <draw:g>
                  <svg:desc>Sheet1.B6:Sheet1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Sheet1.A7:Sheet1.A87</svg:desc>
                </draw:g>
              </table:table-cell>
              <table:table-cell office:value-type="float" office:value="-0.333333333333333">
                <text:p>-0.333333333333333</text:p>
                <draw:g>
                  <svg:desc>Sheet1.B7:Sheet1.B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75">
                <text:p>-4.875</text:p>
              </table:table-cell>
              <table:table-cell office:value-type="float" office:value="-0.338028169014084">
                <text:p>-0.338028169014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75">
                <text:p>-4.75</text:p>
              </table:table-cell>
              <table:table-cell office:value-type="float" office:value="-0.342857142857143">
                <text:p>-0.34285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625">
                <text:p>-4.625</text:p>
              </table:table-cell>
              <table:table-cell office:value-type="float" office:value="-0.347826086956522">
                <text:p>-0.347826086956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5">
                <text:p>-4.5</text:p>
              </table:table-cell>
              <table:table-cell office:value-type="float" office:value="-0.352941176470588">
                <text:p>-0.352941176470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375">
                <text:p>-4.375</text:p>
              </table:table-cell>
              <table:table-cell office:value-type="float" office:value="-0.358208955223881">
                <text:p>-0.3582089552238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25">
                <text:p>-4.25</text:p>
              </table:table-cell>
              <table:table-cell office:value-type="float" office:value="-0.363636363636364">
                <text:p>-0.363636363636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125">
                <text:p>-4.125</text:p>
              </table:table-cell>
              <table:table-cell office:value-type="float" office:value="-0.369230769230769">
                <text:p>-0.369230769230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875">
                <text:p>-3.875</text:p>
              </table:table-cell>
              <table:table-cell office:value-type="float" office:value="-0.380952380952381">
                <text:p>-0.380952380952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75">
                <text:p>-3.75</text:p>
              </table:table-cell>
              <table:table-cell office:value-type="float" office:value="-0.387096774193548">
                <text:p>-0.387096774193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25">
                <text:p>-3.625</text:p>
              </table:table-cell>
              <table:table-cell office:value-type="float" office:value="-0.39344262295082">
                <text:p>-0.39344262295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5">
                <text:p>-3.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75">
                <text:p>-3.375</text:p>
              </table:table-cell>
              <table:table-cell office:value-type="float" office:value="-0.406779661016949">
                <text:p>-0.406779661016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25">
                <text:p>-3.25</text:p>
              </table:table-cell>
              <table:table-cell office:value-type="float" office:value="-0.413793103448276">
                <text:p>-0.4137931034482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125">
                <text:p>-3.125</text:p>
              </table:table-cell>
              <table:table-cell office:value-type="float" office:value="-0.421052631578947">
                <text:p>-0.421052631578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-0.428571428571429">
                <text:p>-0.42857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875">
                <text:p>-2.875</text:p>
              </table:table-cell>
              <table:table-cell office:value-type="float" office:value="-0.436363636363636">
                <text:p>-0.436363636363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75">
                <text:p>-2.75</text:p>
              </table:table-cell>
              <table:table-cell office:value-type="float" office:value="-0.444444444444444">
                <text:p>-0.444444444444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25">
                <text:p>-2.625</text:p>
              </table:table-cell>
              <table:table-cell office:value-type="float" office:value="-0.452830188679245">
                <text:p>-0.452830188679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-0.461538461538462">
                <text:p>-0.461538461538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375">
                <text:p>-2.375</text:p>
              </table:table-cell>
              <table:table-cell office:value-type="float" office:value="-0.470588235294118">
                <text:p>-0.470588235294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25">
                <text:p>-2.2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125">
                <text:p>-2.125</text:p>
              </table:table-cell>
              <table:table-cell office:value-type="float" office:value="-0.489795918367347">
                <text:p>-0.4897959183673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75">
                <text:p>-1.875</text:p>
              </table:table-cell>
              <table:table-cell office:value-type="float" office:value="-0.51063829787234">
                <text:p>-0.51063829787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75">
                <text:p>-1.75</text:p>
              </table:table-cell>
              <table:table-cell office:value-type="float" office:value="-0.521739130434783">
                <text:p>-0.5217391304347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25">
                <text:p>-1.625</text:p>
              </table:table-cell>
              <table:table-cell office:value-type="float" office:value="-0.533333333333333">
                <text:p>-0.533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5">
                <text:p>-1.5</text:p>
              </table:table-cell>
              <table:table-cell office:value-type="float" office:value="-0.545454545454545">
                <text:p>-0.545454545454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375">
                <text:p>-1.375</text:p>
              </table:table-cell>
              <table:table-cell office:value-type="float" office:value="-0.558139534883721">
                <text:p>-0.5581395348837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5">
                <text:p>-1.25</text:p>
              </table:table-cell>
              <table:table-cell office:value-type="float" office:value="-0.571428571428571">
                <text:p>-0.571428571428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25">
                <text:p>-1.125</text:p>
              </table:table-cell>
              <table:table-cell office:value-type="float" office:value="-0.585365853658537">
                <text:p>-0.5853658536585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75">
                <text:p>-0.875</text:p>
              </table:table-cell>
              <table:table-cell office:value-type="float" office:value="-0.615384615384615">
                <text:p>-0.6153846153846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5">
                <text:p>-0.75</text:p>
              </table:table-cell>
              <table:table-cell office:value-type="float" office:value="-0.631578947368421">
                <text:p>-0.6315789473684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25">
                <text:p>-0.625</text:p>
              </table:table-cell>
              <table:table-cell office:value-type="float" office:value="-0.648648648648649">
                <text:p>-0.6486486486486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">
                <text:p>-0.5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75">
                <text:p>-0.375</text:p>
              </table:table-cell>
              <table:table-cell office:value-type="float" office:value="-0.685714285714286">
                <text:p>-0.685714285714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5">
                <text:p>-0.25</text:p>
              </table:table-cell>
              <table:table-cell office:value-type="float" office:value="-0.705882352941176">
                <text:p>-0.7058823529411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5">
                <text:p>-0.125</text:p>
              </table:table-cell>
              <table:table-cell office:value-type="float" office:value="-0.727272727272727">
                <text:p>-0.727272727272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5">
                <text:p>0.125</text:p>
              </table:table-cell>
              <table:table-cell office:value-type="float" office:value="-0.774193548387097">
                <text:p>-0.7741935483870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">
                <text:p>0.25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5">
                <text:p>0.375</text:p>
              </table:table-cell>
              <table:table-cell office:value-type="float" office:value="-0.827586206896552">
                <text:p>-0.8275862068965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-0.857142857142857">
                <text:p>-0.857142857142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5">
                <text:p>0.625</text:p>
              </table:table-cell>
              <table:table-cell office:value-type="float" office:value="-0.888888888888889">
                <text:p>-0.888888888888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">
                <text:p>0.75</text:p>
              </table:table-cell>
              <table:table-cell office:value-type="float" office:value="-0.923076923076923">
                <text:p>-0.9230769230769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5">
                <text:p>0.87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5">
                <text:p>1.125</text:p>
              </table:table-cell>
              <table:table-cell office:value-type="float" office:value="-1.04347826086957">
                <text:p>-1.043478260869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">
                <text:p>1.25</text:p>
              </table:table-cell>
              <table:table-cell office:value-type="float" office:value="-1.09090909090909">
                <text:p>-1.09090909090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5">
                <text:p>1.375</text:p>
              </table:table-cell>
              <table:table-cell office:value-type="float" office:value="-1.14285714285714">
                <text:p>-1.142857142857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">
                <text:p>1.5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25">
                <text:p>1.625</text:p>
              </table:table-cell>
              <table:table-cell office:value-type="float" office:value="-1.26315789473684">
                <text:p>-1.263157894736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75">
                <text:p>1.875</text:p>
              </table:table-cell>
              <table:table-cell office:value-type="float" office:value="-1.41176470588235">
                <text:p>-1.411764705882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25">
                <text:p>2.125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5">
                <text:p>2.25</text:p>
              </table:table-cell>
              <table:table-cell office:value-type="float" office:value="-1.71428571428571">
                <text:p>-1.714285714285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75">
                <text:p>2.375</text:p>
              </table:table-cell>
              <table:table-cell office:value-type="float" office:value="-1.84615384615385">
                <text:p>-1.846153846153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">
                <text:p>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5">
                <text:p>2.625</text:p>
              </table:table-cell>
              <table:table-cell office:value-type="float" office:value="-2.18181818181818">
                <text:p>-2.181818181818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5">
                <text:p>2.7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75">
                <text:p>2.875</text:p>
              </table:table-cell>
              <table:table-cell office:value-type="float" office:value="-2.66666666666667">
                <text:p>-2.66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25">
                <text:p>3.125</text:p>
              </table:table-cell>
              <table:table-cell office:value-type="float" office:value="-3.42857142857143">
                <text:p>-3.428571428571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">
                <text:p>3.2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75">
                <text:p>3.375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25">
                <text:p>3.62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5">
                <text:p>3.7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75">
                <text:p>3.87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25">
                <text:p>4.1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5">
                <text:p>4.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75">
                <text:p>4.3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25">
                <text:p>4.62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5">
                <text:p>4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75">
                <text:p>4.875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